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64.45mm"/>
    </style:style>
    <style:style style:name="co3" style:family="table-column">
      <style:table-column-properties fo:break-before="auto" style:column-width="2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eneral spec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1015" table:default-cell-style-name="ce1"/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office:value-type="string" calcext:value-type="string">
            <text:p>Min7</text:p>
          </table:table-cell>
          <table:table-cell table:number-columns-repeated="2" office:value-type="string" calcext:value-type="string">
            <text:p>Micromouse</text:p>
          </table:table-cell>
          <table:table-cell office:value-type="string" calcext:value-type="string">
            <text:p>Minisumo</text:p>
          </table:table-cell>
          <table:table-cell office:value-type="string" calcext:value-type="string">
            <text:p>Unit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ximum acceration and speed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08" calcext:value-type="float">
            <text:p>0,08</text:p>
          </table:table-cell>
          <table:table-cell table:style-name="ce3" office:value-type="float" office:value="0.5" calcext:value-type="float">
            <text:p>0,5</text:p>
          </table:table-cell>
          <table:table-cell office:value-type="string" calcext:value-type="string">
            <text:p>kg</text:p>
          </table:table-cell>
          <table:table-cell table:formula="of:=18*2+8.5" office:value-type="float" office:value="44.5" calcext:value-type="float">
            <text:p>44,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0.7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k</text:p>
          </table:table-cell>
          <table:table-cell table:style-name="ce5" table:formula="of:=ROUND([.C15]*[.C14])" office:value-type="float" office:value="7" calcext:value-type="float">
            <text:p>7,00</text:p>
          </table:table-cell>
          <table:table-cell table:number-columns-repeated="3" table:style-name="ce5" office:value-type="float" office:value="7" calcext:value-type="float">
            <text:p>7,00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aximum power requiered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5" table:formula="of:=[.C13]*[.C16]" office:value-type="float" office:value="0.63" calcext:value-type="float">
            <text:p>0,63</text:p>
          </table:table-cell>
          <table:table-cell table:style-name="ce5" table:formula="of:=[.D13]*[.D16]" office:value-type="float" office:value="0.84" calcext:value-type="float">
            <text:p>0,84</text:p>
          </table:table-cell>
          <table:table-cell table:style-name="ce5" table:formula="of:=[.E13]*[.E16]" office:value-type="float" office:value="0.56" calcext:value-type="float">
            <text:p>0,56</text:p>
          </table:table-cell>
          <table:table-cell table:style-name="ce5" table:formula="of:=[.F13]*[.F16]" office:value-type="float" office:value="3.5" calcext:value-type="float">
            <text:p>3,50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5" table:formula="of:=[.C21]*[.C17]" office:value-type="float" office:value="2.205" calcext:value-type="float">
            <text:p>2,21</text:p>
          </table:table-cell>
          <table:table-cell table:style-name="ce5" table:formula="of:=[.D21]*[.D17]" office:value-type="float" office:value="2.52" calcext:value-type="float">
            <text:p>2,52</text:p>
          </table:table-cell>
          <table:table-cell table:style-name="ce5" table:formula="of:=[.E21]*[.E17]" office:value-type="float" office:value="1.68" calcext:value-type="float">
            <text:p>1,68</text:p>
          </table:table-cell>
          <table:table-cell table:style-name="ce5" table:formula="of:=[.F21]*[.F17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/2</text:p>
          </table:table-cell>
          <table:table-cell table:style-name="ce5" table:formula="of:=[.C22]/2" office:value-type="float" office:value="1.1025" calcext:value-type="float">
            <text:p>1,10</text:p>
          </table:table-cell>
          <table:table-cell table:style-name="ce5" table:formula="of:=[.D22]/2" office:value-type="float" office:value="1.26" calcext:value-type="float">
            <text:p>1,26</text:p>
          </table:table-cell>
          <table:table-cell table:style-name="ce5" table:formula="of:=[.E22]/2" office:value-type="float" office:value="0.84" calcext:value-type="float">
            <text:p>0,84</text:p>
          </table:table-cell>
          <table:table-cell table:style-name="ce5" table:formula="of:=[.F22]/2" office:value-type="float" office:value="5.25" calcext:value-type="float">
            <text:p>5,25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5" table:formula="of:=1.5*[.C23]" office:value-type="float" office:value="1.65375" calcext:value-type="float">
            <text:p>1,65</text:p>
          </table:table-cell>
          <table:table-cell table:style-name="ce5" table:formula="of:=1.5*[.D23]" office:value-type="float" office:value="1.89" calcext:value-type="float">
            <text:p>1,89</text:p>
          </table:table-cell>
          <table:table-cell table:style-name="ce5" table:formula="of:=1.5*[.E23]" office:value-type="float" office:value="1.26" calcext:value-type="float">
            <text:p>1,26</text:p>
          </table:table-cell>
          <table:table-cell table:style-name="ce5" table:formula="of:=1.5*[.F23]" office:value-type="float" office:value="7.875" calcext:value-type="float">
            <text:p>7,88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5" table:formula="of:=2*[.C23]" office:value-type="float" office:value="2.205" calcext:value-type="float">
            <text:p>2,21</text:p>
          </table:table-cell>
          <table:table-cell table:style-name="ce5" table:formula="of:=2*[.D23]" office:value-type="float" office:value="2.52" calcext:value-type="float">
            <text:p>2,52</text:p>
          </table:table-cell>
          <table:table-cell table:style-name="ce5" table:formula="of:=2*[.E23]" office:value-type="float" office:value="1.68" calcext:value-type="float">
            <text:p>1,68</text:p>
          </table:table-cell>
          <table:table-cell table:style-name="ce5" table:formula="of:=2*[.F23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ear ratio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Tires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6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requiered</text:p>
          </table:table-cell>
          <table:table-cell office:value-type="string" calcext:value-type="string">
            <text:p>M = F * radious</text:p>
          </table:table-cell>
          <table:table-cell table:style-name="ce6" table:formula="of:=[.C21]/2*[.C28]" office:value-type="float" office:value="0.00756" calcext:value-type="float">
            <text:p>7,56E-03</text:p>
          </table:table-cell>
          <table:table-cell table:style-name="ce6" table:formula="of:=[.D21]/2*[.D28]" office:value-type="float" office:value="0.01008" calcext:value-type="float">
            <text:p>10,08E-03</text:p>
          </table:table-cell>
          <table:table-cell table:style-name="ce6" table:formula="of:=[.E21]/2*[.E28]" office:value-type="float" office:value="0.00672" calcext:value-type="float">
            <text:p>6,72E-03</text:p>
          </table:table-cell>
          <table:table-cell table:style-name="ce6" table:formula="of:=[.F21]/2*[.F28]" office:value-type="float" office:value="0.042" calcext:value-type="float">
            <text:p>42,00E-03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per motor</text:p>
          </table:table-cell>
          <table:table-cell office:value-type="string" calcext:value-type="string">
            <text:p>M_motor = M/2</text:p>
          </table:table-cell>
          <table:table-cell table:style-name="ce7" table:formula="of:=[.C29]/2" office:value-type="float" office:value="0.00378" calcext:value-type="float">
            <text:p>3,78E-03</text:p>
          </table:table-cell>
          <table:table-cell table:style-name="ce7" table:formula="of:=[.D29]/2" office:value-type="float" office:value="0.00504" calcext:value-type="float">
            <text:p>5,04E-03</text:p>
          </table:table-cell>
          <table:table-cell table:style-name="ce7" table:formula="of:=[.E29]/2" office:value-type="float" office:value="0.00336" calcext:value-type="float">
            <text:p>3,36E-03</text:p>
          </table:table-cell>
          <table:table-cell table:style-name="ce7" table:formula="of:=[.F29]/2" office:value-type="float" office:value="0.021" calcext:value-type="float">
            <text:p>2,10E-02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*d_wheel</text:p>
          </table:table-cell>
          <table:table-cell table:style-name="ce7" table:formula="of:=PI()*[.C28]" office:value-type="float" office:value="0.075398223686155" calcext:value-type="float">
            <text:p>7,54E-02</text:p>
          </table:table-cell>
          <table:table-cell table:style-name="ce7" table:formula="of:=PI()*[.D28]" office:value-type="float" office:value="0.075398223686155" calcext:value-type="float">
            <text:p>7,54E-02</text:p>
          </table:table-cell>
          <table:table-cell table:style-name="ce7" table:formula="of:=PI()*[.E28]" office:value-type="float" office:value="0.075398223686155" calcext:value-type="float">
            <text:p>7,54E-02</text:p>
          </table:table-cell>
          <table:table-cell table:style-name="ce7" table:formula="of:=PI()*[.F2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or angular speed</text:p>
          </table:table-cell>
          <table:table-cell office:value-type="string" calcext:value-type="string">
            <text:p>w_motor = v_max/l_wheel * 60[s/min]</text:p>
          </table:table-cell>
          <table:table-cell table:style-name="ce8" table:formula="of:=[.C17]/[.C31]*60" office:value-type="float" office:value="2785.21150410817" calcext:value-type="float">
            <text:p>2785</text:p>
          </table:table-cell>
          <table:table-cell table:style-name="ce8" table:formula="of:=[.D17]/[.D31]*60" office:value-type="float" office:value="2387.32414637843" calcext:value-type="float">
            <text:p>2387</text:p>
          </table:table-cell>
          <table:table-cell table:style-name="ce8" table:formula="of:=[.E17]/[.E31]*60" office:value-type="float" office:value="2387.32414637843" calcext:value-type="float">
            <text:p>2387</text:p>
          </table:table-cell>
          <table:table-cell table:style-name="ce8" table:formula="of:=[.F17]/[.F31]*60" office:value-type="float" office:value="2387.32414637843" calcext:value-type="float">
            <text:p>2387</text:p>
          </table:table-cell>
          <table:table-cell office:value-type="string" calcext:value-type="string">
            <text:p>rpm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formula="of:=[.D34]/[.D35]" office:value-type="float" office:value="3.33333333333333" calcext:value-type="float">
            <text:p>3,33</text:p>
          </table:table-cell>
          <table:table-cell table:style-name="ce5" table:formula="of:=[.E34]/[.E35]" office:value-type="float" office:value="10" calcext:value-type="float">
            <text:p>10,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M_motor ‘ = M_motor/K</text:p>
          </table:table-cell>
          <table:table-cell table:style-name="ce7" table:formula="of:=[.C30]/[.C36]" office:value-type="float" office:value="0.00378" calcext:value-type="float">
            <text:p>3,78E-03</text:p>
          </table:table-cell>
          <table:table-cell table:style-name="ce7" table:formula="of:=[.D30]/[.D36]" office:value-type="float" office:value="0.001512" calcext:value-type="float">
            <text:p>1,51E-03</text:p>
          </table:table-cell>
          <table:table-cell table:style-name="ce7" table:formula="of:=[.E30]/[.E36]" office:value-type="float" office:value="0.000336" calcext:value-type="float">
            <text:p>3,36E-04</text:p>
          </table:table-cell>
          <table:table-cell table:style-name="ce6" table:formula="of:=[.F30]/[.F36]" office:value-type="float" office:value="0.021" calcext:value-type="float">
            <text:p>21,00E-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w_motor’ = w_motor*k</text:p>
          </table:table-cell>
          <table:table-cell table:style-name="ce8" table:formula="of:=[.C32]*[.C36]" office:value-type="float" office:value="2785.21150410817" calcext:value-type="float">
            <text:p>2785</text:p>
          </table:table-cell>
          <table:table-cell table:style-name="ce8" table:formula="of:=[.D32]*[.D36]" office:value-type="float" office:value="7957.74715459477" calcext:value-type="float">
            <text:p>7958</text:p>
          </table:table-cell>
          <table:table-cell table:style-name="ce8" table:formula="of:=[.E32]*[.E36]" office:value-type="float" office:value="23873.2414637843" calcext:value-type="float">
            <text:p>23873</text:p>
          </table:table-cell>
          <table:table-cell table:style-name="ce8" table:formula="of:=[.F32]*[.F36]" office:value-type="float" office:value="2387.32414637843" calcext:value-type="float">
            <text:p>2387</text:p>
          </table:table-cell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</text:p>
          </table:table-cell>
          <table:table-cell office:value-type="string" calcext:value-type="string">
            <text:p>1717T006SR</text:p>
          </table:table-cell>
          <table:table-cell office:value-type="string" calcext:value-type="string">
            <text:p>1524SR</text:p>
          </table:table-cell>
          <table:table-cell office:value-type="string" calcext:value-type="string">
            <text:p>HPCB 6V</text:p>
          </table:table-cell>
          <table:table-cell office:value-type="string" calcext:value-type="string">
            <text:p>1524S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7.4" calcext:value-type="float">
            <text:p>7,4</text:p>
          </table:table-cell>
          <table:table-cell table:formula="of:=3.7*3" office:value-type="float" office:value="11.1" calcext:value-type="float">
            <text:p>11,1</text:p>
          </table:table-cell>
          <table:table-cell office:value-type="float" office:value="7.4" calcext:value-type="float">
            <text:p>7,4</text:p>
          </table:table-cell>
          <table:table-cell table:formula="of:=3.7*4" office:value-type="float" office:value="14.8" calcext:value-type="float">
            <text:p>14,8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4.3" calcext:value-type="float">
            <text:p>4,3</text:p>
          </table:table-cell>
          <table:table-cell office:value-type="float" office:value="10.6" calcext:value-type="float">
            <text:p>10,6</text:p>
          </table:table-cell>
          <table:table-cell table:formula="of:=6/1.6" office:value-type="float" office:value="3.75" calcext:value-type="float">
            <text:p>3,75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Oh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9" calcext:value-type="float">
            <text:p>0,009</text:p>
          </table:table-cell>
          <table:table-cell office:value-type="float" office:value="0.12" calcext:value-type="float">
            <text:p>0,12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table:style-name="ce9" office:value-type="float" office:value="0.414" calcext:value-type="float">
            <text:p>0,414</text:p>
          </table:table-cell>
          <table:table-cell table:style-name="ce9" office:value-type="float" office:value="0.895" calcext:value-type="float">
            <text:p>0,895</text:p>
          </table:table-cell>
          <table:table-cell table:style-name="ce9" office:value-type="float" office:value="0.185" calcext:value-type="float">
            <text:p>0,185</text:p>
          </table:table-cell>
          <table:table-cell table:style-name="ce9" office:value-type="float" office:value="0.895" calcext:value-type="float">
            <text:p>0,895</text:p>
          </table:table-cell>
          <table:table-cell office:value-type="string" calcext:value-type="string">
            <text:p>mV/min^-1</text:p>
          </table:table-cell>
          <table:table-cell/>
          <table:table-cell office:value-type="float" office:value="0.0141231036666666" calcext:value-type="float">
            <text:p>0,014123103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table:style-name="ce5" office:value-type="float" office:value="3.96" calcext:value-type="float">
            <text:p>3,96</text:p>
          </table:table-cell>
          <table:table-cell table:style-name="ce9" office:value-type="float" office:value="8.55" calcext:value-type="float">
            <text:p>8,55</text:p>
          </table:table-cell>
          <table:table-cell table:style-name="ce5" office:value-type="float" office:value="1.90852752252251" calcext:value-type="float">
            <text:p>1,91</text:p>
          </table:table-cell>
          <table:table-cell table:style-name="ce9" office:value-type="float" office:value="8.55" calcext:value-type="float">
            <text:p>8,55</text:p>
          </table:table-cell>
          <table:table-cell office:value-type="string" calcext:value-type="string">
            <text:p>mNm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2nom = R/4 * (U/R – I0)²</text:p>
          </table:table-cell>
          <table:table-cell table:style-name="ce5" table:formula="of:=[.C43]/4*([.C42]/[.C43]-[.C44])^2" office:value-type="float" office:value="3.01579563023256" calcext:value-type="float">
            <text:p>3,02</text:p>
          </table:table-cell>
          <table:table-cell table:style-name="ce11" table:formula="of:=[.D43]/4*([.D42]/[.D43]-[.D44])^2" office:value-type="float" office:value="2.8561608764151" calcext:value-type="float">
            <text:p>2,856</text:p>
          </table:table-cell>
          <table:table-cell table:style-name="ce11" table:formula="of:=[.E43]/4*([.E42]/[.E43]-[.E44])^2" office:value-type="float" office:value="3.22016666666667" calcext:value-type="float">
            <text:p>3,220</text:p>
          </table:table-cell>
          <table:table-cell table:style-name="ce5" table:formula="of:=[.F43]/4*([.F42]/[.F43]-[.F44])^2" office:value-type="float" office:value="5.09965238584906" calcext:value-type="float">
            <text:p>5,1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0 = (U – (I0*R))/KE * 1000</text:p>
          </table:table-cell>
          <table:table-cell table:style-name="ce8" table:formula="of:=([.C42]-[.C44]*[.C43])/[.C45]*1000" office:value-type="float" office:value="17396.6183574879" calcext:value-type="float">
            <text:p>17397</text:p>
          </table:table-cell>
          <table:table-cell table:style-name="ce8" table:formula="of:=([.D42]-[.D44]*[.D43])/[.D45]*1000" office:value-type="float" office:value="12295.6424581006" calcext:value-type="float">
            <text:p>12296</text:p>
          </table:table-cell>
          <table:table-cell table:style-name="ce8" table:formula="of:=([.E42]-[.E44]*[.E43])/[.E45]*1000" office:value-type="float" office:value="37567.5675675676" calcext:value-type="float">
            <text:p>37568</text:p>
          </table:table-cell>
          <table:table-cell table:style-name="ce8" table:formula="of:=([.F42]-[.F44]*[.F43])/[.F45]*1000" office:value-type="float" office:value="16429.7206703911" calcext:value-type="float">
            <text:p>16430</text:p>
          </table:table-cell>
          <table:table-cell office:value-type="string" calcext:value-type="string">
            <text:p>Min^-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H = U/R</text:p>
          </table:table-cell>
          <table:table-cell table:style-name="ce5" table:formula="of:=[.C42]/[.C43]" office:value-type="float" office:value="1.72093023255814" calcext:value-type="float">
            <text:p>1,72</text:p>
          </table:table-cell>
          <table:table-cell table:style-name="ce5" table:formula="of:=[.D42]/[.D43]" office:value-type="float" office:value="1.04716981132075" calcext:value-type="float">
            <text:p>1,05</text:p>
          </table:table-cell>
          <table:table-cell table:style-name="ce5" table:formula="of:=[.E42]/[.E43]" office:value-type="float" office:value="1.97333333333333" calcext:value-type="float">
            <text:p>1,97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H = KM * (IH-I0)</text:p>
          </table:table-cell>
          <table:table-cell table:style-name="ce5" table:formula="of:=[.C46]*([.C49]-[.C44])" office:value-type="float" office:value="6.63272372093023" calcext:value-type="float">
            <text:p>6,63</text:p>
          </table:table-cell>
          <table:table-cell table:style-name="ce5" table:formula="of:=[.D46]*([.D49]-[.D44])" office:value-type="float" office:value="8.87635188679246" calcext:value-type="float">
            <text:p>8,88</text:p>
          </table:table-cell>
          <table:table-cell table:style-name="ce5" table:formula="of:=[.E46]*([.E49]-[.E44])" office:value-type="float" office:value="3.53713767507506" calcext:value-type="float">
            <text:p>3,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 &gt; n0/2</text:p>
          </table:table-cell>
          <table:table-cell table:style-name="ce10" table:formula="of:=[.C38]&gt;[.C48]/2" office:value-type="boolean" office:boolean-value="false" calcext:value-type="boolean">
            <text:p>FALSO</text:p>
          </table:table-cell>
          <table:table-cell table:style-name="ce10" table:formula="of:=[.D38]&gt;[.D48]/2" office:value-type="boolean" office:boolean-value="true" calcext:value-type="boolean">
            <text:p>VERDADERO</text:p>
          </table:table-cell>
          <table:table-cell table:style-name="ce10" table:formula="of:=[.E38]&gt;[.E48]/2" office:value-type="boolean" office:boolean-value="true" calcext:value-type="boolean">
            <text:p>VERDADERO</text:p>
          </table:table-cell>
          <table:table-cell table:style-name="ce10" table:formula="of:=[.F38]&gt;[.F48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 &lt; MH/2</text:p>
          </table:table-cell>
          <table:table-cell table:style-name="ce10" table:formula="of:=[.C37]*1000&lt;[.C50]/2" office:value-type="boolean" office:boolean-value="false" calcext:value-type="boolean">
            <text:p>FALSO</text:p>
          </table:table-cell>
          <table:table-cell table:style-name="ce10" table:formula="of:=[.D37]*1000&lt;[.D50]/2" office:value-type="boolean" office:boolean-value="true" calcext:value-type="boolean">
            <text:p>VERDADERO</text:p>
          </table:table-cell>
          <table:table-cell table:style-name="ce10" table:formula="of:=[.E37]*1000&lt;[.E50]/2" office:value-type="boolean" office:boolean-value="true" calcext:value-type="boolean">
            <text:p>VERDADERO</text:p>
          </table:table-cell>
          <table:table-cell table:style-name="ce10" table:formula="of:=[.F37]*1000&lt;[.F50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_motor_min &gt; P2nom</text:p>
          </table:table-cell>
          <table:table-cell table:style-name="ce10" table:formula="of:=[.C47]&gt;=[.C24]" office:value-type="boolean" office:boolean-value="true" calcext:value-type="boolean">
            <text:p>VERDADERO</text:p>
          </table:table-cell>
          <table:table-cell table:style-name="ce10" table:formula="of:=[.D47]&gt;=[.D24]" office:value-type="boolean" office:boolean-value="true" calcext:value-type="boolean">
            <text:p>VERDADERO</text:p>
          </table:table-cell>
          <table:table-cell table:style-name="ce10" table:formula="of:=[.E47]&gt;=[.E24]" office:value-type="boolean" office:boolean-value="true" calcext:value-type="boolean">
            <text:p>VERDADERO</text:p>
          </table:table-cell>
          <table:table-cell table:style-name="ce10" table:formula="of:=[.F47]&gt;=[.F24]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6000*5"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_motor</text:p>
          </table:table-cell>
          <table:table-cell table:formula="of:=18*2" office:value-type="float" office:value="36" calcext:value-type="float">
            <text:p>36</text:p>
          </table:table-cell>
          <table:table-cell table:formula="of:=18*2" office:value-type="float" office:value="36" calcext:value-type="float">
            <text:p>36</text:p>
          </table:table-cell>
          <table:table-cell table:formula="of:=9.5*2" office:value-type="float" office:value="19" calcext:value-type="float">
            <text:p>19</text:p>
          </table:table-cell>
          <table:table-cell/>
          <table:table-cell table:style-name="ce23" table:formula="of:=(6-(0.12*3.75))/([.G56])*1000" office:value-type="float" office:value="0.185" calcext:value-type="float">
            <text:p>0,1850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bat</text:p>
          </table:table-cell>
          <table:table-cell office:value-type="float" office:value="8.5" calcext:value-type="float">
            <text:p>8,5</text:p>
          </table:table-cell>
          <table:table-cell table:formula="of:=4.15*3" office:value-type="float" office:value="12.45" calcext:value-type="float">
            <text:p>12,45</text:p>
          </table:table-cell>
          <table:table-cell table:formula="of:=4.15*3" office:value-type="float" office:value="12.45" calcext:value-type="float">
            <text:p>12,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_pcb</text:p>
          </table:table-cell>
          <table:table-cell table:style-name="ce5" table:formula="of:=27/(2.4*33)" office:value-type="float" office:value="0.340909090909091" calcext:value-type="float">
            <text:p>0,34</text:p>
          </table:table-cell>
          <table:table-cell table:style-name="ce5" table:formula="of:=27/(2.4*33)" office:value-type="float" office:value="0.340909090909091" calcext:value-type="float">
            <text:p>0,34</text:p>
          </table:table-cell>
          <table:table-cell table:style-name="ce5" table:formula="of:=27/(2.4*33)" office:value-type="float" office:value="0.340909090909091" calcext:value-type="float">
            <text:p>0,34</text:p>
          </table:table-cell>
          <table:table-cell/>
          <table:table-cell table:formula="of:=14.1231036666666/5" office:value-type="float" office:value="2.82462073333332" calcext:value-type="float">
            <text:p>2,824620733333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[.G60]/([.E49]-[.E44])" office:value-type="float" office:value="1.52407593525179" calcext:value-type="float">
            <text:p>1,5240759352517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3" office:value-type="float" office:value="7.5" calcext:value-type="float">
            <text:p>7,5</text:p>
          </table:table-cell>
          <table:table-cell/>
          <table:table-cell table:formula="of:=[.G61]/([.E50]-[.E45])" office:value-type="float" office:value="0.454657917717435" calcext:value-type="float">
            <text:p>0,45465791771743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pcb</text:p>
          </table:table-cell>
          <table:table-cell table:style-name="ce8" table:formula="of:=[.C61]*[.C62]*[.C60]" office:value-type="float" office:value="25.5681818181818" calcext:value-type="float">
            <text:p>26</text:p>
          </table:table-cell>
          <table:table-cell table:style-name="ce8" table:formula="of:=[.D61]*[.D62]*[.D60]" office:value-type="float" office:value="25.5681818181818" calcext:value-type="float">
            <text:p>26</text:p>
          </table:table-cell>
          <table:table-cell table:style-name="ce8" table:formula="of:=[.E61]*[.E62]*[.E60]" office:value-type="float" office:value="25.5681818181818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_others</text:p>
          </table:table-cell>
          <table:table-cell table:style-name="ce8" table:formula="of:=[.C13]*1000-SUM([.C58:.C63])" office:value-type="float" office:value="2.09090909090909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0852752252251" calcext:value-type="float">
            <text:p>1,908527522522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_total</text:p>
          </table:table-cell>
          <table:table-cell table:style-name="ce8" table:formula="of:=SUM([.C58:.C64])" office:value-type="float" office:value="90" calcext:value-type="float">
            <text:p>90</text:p>
          </table:table-cell>
          <table:table-cell table:style-name="ce8" table:formula="of:=SUM([.D58:.D64])" office:value-type="float" office:value="93.8590909090909" calcext:value-type="float">
            <text:p>94</text:p>
          </table:table-cell>
          <table:table-cell table:style-name="ce8" table:formula="of:=SUM([.E58:.E64])" office:value-type="float" office:value="76.8590909090909" calcext:value-type="float">
            <text:p>77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20:12:57.3718915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0:10:46.028638727</meta:creation-date>
    <meta:generator>LibreOffice/5.3.1.2$Linux_X86_64 LibreOffice_project/30m0$Build-2</meta:generator>
    <dc:date>2017-09-25T00:53:48.449297878</dc:date>
    <meta:editing-duration>PT1H34M47S</meta:editing-duration>
    <meta:editing-cycles>9</meta:editing-cycles>
    <meta:document-statistic meta:table-count="1" meta:cell-count="243" meta:object-count="0"/>
  </office:meta>
</office:document-meta>
</file>